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Standard">
      <style:text-properties style:font-name="Liberation Serif" fo:font-size="12pt" officeooo:rsid="0022ddef" officeooo:paragraph-rsid="0003facc" style:font-size-asian="12pt" style:font-size-complex="12pt"/>
    </style:style>
    <style:style style:name="P2"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3"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7" style:family="paragraph" style:parent-style-name="sub_20_judul">
      <style:text-properties style:font-name="Liberation Serif" fo:font-size="12pt" officeooo:paragraph-rsid="0003facc" style:font-size-asian="12pt" style:font-size-complex="12pt"/>
    </style:style>
    <style:style style:name="P8"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9"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10" style:family="paragraph" style:parent-style-name="sub_20_judul_20_A.1">
      <style:text-properties style:font-name="Liberation Serif" fo:font-size="12pt" officeooo:rsid="00210bb4" officeooo:paragraph-rsid="0003facc" style:font-size-asian="12pt" style:font-size-complex="12pt"/>
    </style:style>
    <style:style style:name="P11" style:family="paragraph" style:parent-style-name="sub_20_judul_20_A.1">
      <style:text-properties style:font-name="Liberation Serif" fo:font-size="12pt" officeooo:rsid="0022ddef" officeooo:paragraph-rsid="0003facc" style:font-size-asian="12pt" style:font-size-complex="12pt"/>
    </style:style>
    <style:style style:name="P12"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3" style:family="paragraph" style:parent-style-name="sub_20_judul_20_isi" style:list-style-name="L5">
      <style:text-properties style:font-name="Liberation Serif" fo:font-size="12pt" officeooo:paragraph-rsid="0003facc" style:font-size-asian="12pt" style:font-size-complex="12pt"/>
    </style:style>
    <style:style style:name="P14" style:family="paragraph" style:parent-style-name="sub_20_judul_20_isi" style:list-style-name="L6">
      <style:text-properties style:font-name="Liberation Serif" fo:font-size="12pt" officeooo:paragraph-rsid="0003facc" style:font-size-asian="12pt" style:font-size-complex="12pt"/>
    </style:style>
    <style:style style:name="P15" style:family="paragraph" style:parent-style-name="sub_20_judul_20_isi" style:list-style-name="L7">
      <style:text-properties style:font-name="Liberation Serif" fo:font-size="12pt" officeooo:paragraph-rsid="0003facc" style:font-size-asian="12pt" style:font-size-complex="12pt"/>
    </style:style>
    <style:style style:name="P16" style:family="paragraph" style:parent-style-name="sub_20_judul_20_isi">
      <style:text-properties style:font-name="Liberation Serif" fo:font-size="12pt" officeooo:paragraph-rsid="0003facc" style:font-size-asian="12pt" style:font-size-complex="12pt"/>
    </style:style>
    <style:style style:name="P17" style:family="paragraph" style:parent-style-name="penelitian_20_sebelum_20_nya" style:list-style-name="L1">
      <style:text-properties officeooo:paragraph-rsid="0003facc"/>
    </style:style>
    <style:style style:name="P18" style:family="paragraph" style:parent-style-name="penelitian_20_sebelum_20_nya" style:list-style-name="L1">
      <style:text-properties fo:font-style="normal" officeooo:paragraph-rsid="0003facc" style:font-style-asian="normal" style:font-style-complex="normal"/>
    </style:style>
    <style:style style:name="P19" style:family="paragraph" style:parent-style-name="penelitian_20_sebelum_20_nya">
      <style:text-properties officeooo:paragraph-rsid="0003facc"/>
    </style:style>
    <style:style style:name="P20" style:family="paragraph" style:parent-style-name="sub_20_judul_20_A.1_20_isi">
      <style:text-properties style:font-name="Liberation Serif" fo:font-size="12pt" officeooo:rsid="0022ddef" officeooo:paragraph-rsid="0003facc" style:font-size-asian="12pt" style:font-size-complex="12pt"/>
    </style:style>
    <style:style style:name="P21" style:family="paragraph" style:parent-style-name="sub_20_judul_20_A.1_20_isi">
      <style:text-properties style:font-name="Liberation Serif" fo:font-size="12pt" officeooo:paragraph-rsid="0003facc" style:font-size-asian="12pt" style:font-size-complex="12pt"/>
    </style:style>
    <style:style style:name="P22"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23" style:family="paragraph" style:parent-style-name="sub_20_judul_20_A.1_20_isi">
      <style:text-properties officeooo:paragraph-rsid="0003facc"/>
    </style:style>
    <style:style style:name="P24" style:family="paragraph">
      <loext:graphic-properties draw:fill-color="#fffff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22ddef"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693cfe" style:font-size-asian="12pt" style:font-weight-asian="normal" style:font-size-complex="12pt" style:font-weight-complex="normal"/>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64f17f" style:font-size-asian="12pt" style:font-size-complex="12pt"/>
    </style:style>
    <style:style style:name="T16"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17" style:family="text">
      <style:text-properties style:font-name="Liberation Serif" fo:font-size="12pt" fo:font-style="normal" style:font-size-asian="12pt" style:font-style-asian="normal" style:font-size-complex="12pt" style:font-style-complex="normal"/>
    </style:style>
    <style:style style:name="T18" style:family="text">
      <style:text-properties style:font-name="Liberation Serif" fo:font-size="12pt" fo:font-style="italic" style:font-size-asian="12pt" style:font-style-asian="italic" style:font-size-complex="12pt" style:font-style-complex="italic"/>
    </style:style>
    <style:style style:name="T19" style:family="text">
      <style:text-properties officeooo:rsid="00693cfe"/>
    </style:style>
    <style:style style:name="T20" style:family="text">
      <style:text-properties fo:color="#000000" fo:language="id" fo:country="ID" fo:background-color="#ffffff" loext:char-shading-value="0" style:font-name-asian="Times New Roman" style:language-asian="id" style:country-asian="ID" style:font-name-complex="Times New Roman"/>
    </style:style>
    <style:style style:name="T21" style:family="text">
      <style:text-properties fo:color="#000000" fo:language="id" fo:country="ID" style:font-name-asian="Times New Roman" style:language-asian="id" style:country-asian="ID" style:font-name-complex="Times New Roman"/>
    </style:style>
    <style:style style:name="T22"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3"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4"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25"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6"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7"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28"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29"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0"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1"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2"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3" style:family="text">
      <style:text-properties officeooo:rsid="00680f6b"/>
    </style:style>
    <style:style style:name="T34" style:family="text">
      <style:text-properties officeooo:rsid="0022ddef"/>
    </style:style>
    <style:style style:name="T35" style:family="text">
      <style:text-properties officeooo:rsid="006501f0"/>
    </style:style>
    <style:style style:name="T36" style:family="text">
      <style:text-properties officeooo:rsid="00251249"/>
    </style:style>
    <style:style style:name="T37" style:family="text">
      <style:text-properties officeooo:rsid="00258408"/>
    </style:style>
    <style:style style:name="T38" style:family="text">
      <style:text-properties officeooo:rsid="005ae2a8"/>
    </style:style>
    <style:style style:name="T39" style:family="text">
      <style:text-properties fo:font-style="normal" style:font-style-asian="normal" style:font-style-complex="normal"/>
    </style:style>
    <style:style style:name="T40" style:family="text">
      <style:text-properties style:text-underline-style="solid" style:text-underline-width="auto" style:text-underline-color="font-color"/>
    </style:style>
    <style:style style:name="T4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6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AB II</text:h>
      <text:h text:style-name="P2" text:outline-level="1">DESKRIPSI TEORITIK DAN KERANGKA BERPIKIR</text:h>
      <text:p text:style-name="P6"/>
      <text:p text:style-name="P7"><text:span text:style-name="T4">A. </text:span><text:span text:style-name="T3">Deskripsi Teoritik </text:span></text:p>
      <text:p text:style-name="P10">A.1 GNU</text:p>
      <text:p text:style-name="P21"><text:span text:style-name="T1"><text:tab/></text:span><text:span text:style-name="T6">GNU adalah suatu sistem operasi komputer yang sepenuhnya terdiri dari perangkat-perangkat lunak bebas. Namanya merupakan akronim berulang untuk GNU's Not UNIX (GNU bukanlah UNIX); nama itu dipilih karena rancangannya mirip Unix, tetapi berbeda dari UNIX, GNU tidak mengandung kode-kode UNIX.Pengembangan GNU dimulakan oleh Richard Stallman dan merupakan fokus asli</text:span><text:span text:style-name="T10"> Free Software Foundation (FSF).</text:span></text:p>
      <text:p text:style-name="P22"><text:tab/>GNU dikembangkan oleh Proyek GNU, dan program-program yang dirilis di bawah bantuan proyek bernama <text:span text:style-name="T7">paket-paket GNU</text:span> atau <text:span text:style-name="T7">program-program GNU</text:span>. Komponen-komponen dasar sistem ini terdiri dari <text:span text:style-name="T8">GNU Compiler Collection (GCC),</text:span> <text:span text:style-name="T8">GNU Binary Utilities (binutils),</text:span> <text:span text:style-name="T8">shell bash, GNU C library (glibc),</text:span> dan <text:span text:style-name="T8">GNU Core Utilities (coreutils).</text:span></text:p>
      <text:p text:style-name="P22"><text:tab/>GNU selalu dikembangkan. Kendati hampir semua komponen telah lama dirampungkan dan telah digunakan untuk proses produksi selama satu dasawarsa atau lebih, kernel resminya, GNU Hurd,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8">X.Org </text:span>yang dirilis oleh <text:span text:style-name="T8">X Window System</text:span> dan sistem <text:span text:style-name="T8">typesetting TeX</text:span>. Banyak program GNU juga telah diportasi ke beberapa sistem operasi lain, misalnya Microsoft Windows, varian BSD, Sun Solaris, dan Mac OS.</text:p>
      <text:p text:style-name="P22"><text:soft-page-break/><text:tab/>Lisensi Publik Umum <text:span text:style-name="T8">GNU (GPL),</text:span> <text:span text:style-name="T8">LGPL,</text:span> dan <text:span text:style-name="T8">Lisensi Dokumentasi Bebas GNU (GFDL) </text:span>ditulis untuk GNU, tetapi juga dipakai oleh banyak proyek yang tidak bersangkutan.</text:p>
      <text:p text:style-name="P23"><text:span text:style-name="T13"><text:tab/>Menurut (</text:span>Richard Stallman:<text:span text:style-name="T19">2016) </text:span><text:span text:style-name="T12">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file ini langsung dari proyek GNU dan baru-baru ini, silakan periksa untuk versi yang lebih baru. Anda bisa mendapatkan Standar Pengkodean GNU dari server web GNU di berbagai format, termasuk sumber Texinfo, PDF, HTML, DVI, teks biasa, dan lebih lanjut, di: </text:span><text:a xlink:type="simple" xlink:href="http://www.gnu.org/prep/standards/" text:style-name="Internet_20_link" text:visited-style-name="Visited_20_Internet_20_Link"><text:span text:style-name="T12">http://www.gnu.org/prep/standards/</text:span></text:a><text:span text:style-name="T12">.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web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2">http://savannah.gnu.org/projects/gnustandards</text:span></text:a><text:span text:style-name="T12">. Standar-standar ini </text:span><text:soft-page-break/><text:span text:style-name="T12">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2">http://www.gnu.org/software/hello/hello.html</text:span></text:a><text:span text:style-name="T12">. Rilis Standar Pengkodean GNU ini terakhir diperbaharui 25 Juli 2016.</text:span></text:p>
      <text:p text:style-name="P22"/>
      <text:p text:style-name="P10">A.2 Linux</text:p>
      <text:p text:style-name="P21"><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0">"Linux"</text:span> berasal dari nama kernelnya <text:span text:style-name="T8">(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21"><text:span text:style-name="T20"><text:tab/>Menurut (Winarno, dkk, 2014) </text:span>bahwa Linux adalah nama sistem operasi komputer bertipe unix dengan kode sumber terbuka sehingga dapat dimodifikasi, digunakan, dan didistribusikan kembali secara bebas oleh siapa saja.</text:p>
      <text:p text:style-name="P23"><text:soft-page-break/><text:span text:style-name="T33"><text:tab/>Menurut (Nabil LITAYEM, dkk, 2011)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dukungan. Varian Linux real-time sebenarnya berhasil digunakan dalam berbagai aplikasi [5]. Karena meningkatkan popularitas Linux di bidang <text:span text:style-name="T8">embedded system</text:span>, banyak upaya yang dihabiskan dan diusulkan untuk mengubah Linux kernel menjadi solusi real-time. Karya-karya ini menghasilkan beberapa implementasi Linux real-time.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real-time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Hardware-in-the-Loop, berdasarkan model rekayasa dan simulasi waktu nyata. Di Tabel I, kita menyajikan beberapa penelitian banyak sumber terbuka yang tersedia Implementasi Linux.</text:p>
      <text:p text:style-name="P21"><text:soft-page-break/><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copyleft harus juga merupakan copyleft. Lisensi perangkat lunak bebas yang paling umum, GNU GPL, adalah sebuah bentuk copyleft,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21"><text:tab/>Hak cipta dan Merek Dagang Linux kernel dan sebagian besar perangkat lunak GNU menggunakan <text:span text:style-name="T8">GNU General Public License(GPL)</text:span> sebagai basis lisensinya. GPL mengharuskan siapapun yang <text:s/>mendistribusikan kernel linux harus membuat kode sumber (dan semua <text:soft-page-break/>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8">GNU Lesser General Public License(LGPL),</text:span> varian GPL yang lebih moderat, dan sistem <text:span text:style-name="T8">X Window System </text:span>menggunakan <text:span text:style-name="T8">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8">(Inggris: Digital rights management)</text:span>. Penelitian yang dilakukan pada tahun 2001 terhadap Red Hat Linux 7.1 menemukan bahwa distro perangkat lunak tersebut terdiri atas 30 juta baris kode. Dengan menggunakan algoritma model biaya konstruktif <text:span text:style-name="T8">(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8">C++, Assembly, Perl, Python, Fortran,</text:span> dan berbagai bahasa skrip lain. Lebih dari separuh dari seluruh kode dilisensikan di bawah naungan GPL. Kernel linux itu sendiri terdiri atas 2,4 juta baris kode, atau sekitar 8% dari total keseluruhan.</text:p>
      <text:p text:style-name="P21"><text:tab/>Penelitian lainnya menghasilkan analisis yang sama terhadap distro <text:span text:style-name="T8">Debian GNU/Linux versi 4.0.</text:span> Distro tersebut terdiri atas lebih dari 283 juta baris kode, dan penelitian tersebut memperkirakan biaya <text:soft-page-break/>pengembangan yang dibutuhkan sebesar 5,4 miliar euro jika dikembangkan sebagai perangkat lunak tertutup.</text:p>
      <text:p text:style-name="P21"/>
      <text:p text:style-name="P10">A.3 Remaster</text:p>
      <text:p text:style-name="P21"><text:tab/>Remastering merupakan salah satu cara untuk membuat OS, dalam pelaksanaanya dibutuhkan software khusus salah satunya adalah Remastersys. Remastersys sendiri merupakan software remastering yang dapat digunakan pada Debian dan Ubuntu. Remastersys dapat dimanfaatkan untuk Mebuat system back-up termasuk personal data pada CD/DVD atau membuat copy yang dapat disebarkan(tidak trerdapat data pribadi).</text:p>
      <text:p text:style-name="P21"><text:tab/>Yono A.K.A. Putra Linuz Blora (2011:21) Tool yang digunakan untuk membackup data bahkan memungkinkan untuk cloning dari system operasi dan seluruh aplikasi yang terinstall di komputer kita. Selain itu juga digunakan untuk remaster distro linux<text:span text:style-name="T21">.</text:span></text:p>
      <text:p text:style-name="P21"><text:span text:style-name="T21"><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Virus Biologis pada bidan medis dan penggunaan istilah Virus Komputer pada industri software. </text:p>
      <text:p text:style-name="P21"><text:tab/>Hasil dari iso file dapat langsung diinstal pada komputer yang mendukung ubuntu atau debian , hal seperti graphics card atau hardware lain dapat diinstal secara otomatis, namun software seperti nvidia atau amd (proprietary) sehingga tidak terdapat pada Live system, dapat diinstal secara sendiri setelah instalation selesai.</text:p>
      <text:p text:style-name="P21"><text:soft-page-break/></text:p>
      <text:p text:style-name="P10">A.4 <text:span text:style-name="T34">UCK</text:span></text:p>
      <text:p text:style-name="P23"><text:span text:style-name="T14"><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4"> </text:span></text:a><text:span text:style-name="T14">secara default telah disertakan dalam distribusi Ubunt</text:span><text:span text:style-name="T15">u</text:span><text:span text:style-name="T14">.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23"><text:tab/><text:span text:style-name="T21">Wahyu Agung (2010:12) </text:span>UCK merupakan kumpulan script yang dibuat untuk memodifikasi ISO image Ubuntu dan turunan nya, secara mudah UCK bisa disebut juga sebagai otomatisasi dari tools-tools <text:span text:style-name="T39">(squash,mkisofs,dkk)</text:span> remaster yang biasanya digunakan untuk memodifikasi Ubuntu image secara manual.</text:p>
      <text:p text:style-name="P23"><text:tab/>Nabil LITAYEM <text:span text:style-name="T35">(2011) </text:span>Ada banyak solusi remastering dari berbagai distribusi Linux. DVD live / installable kami didasarkan pada Ubuntu karena OS ini telah mendapatkan tempat yang berkembang di berbagai area aplikasi. Solusi remastering yang paling dikenal adalah seperti <text:span text:style-name="T8">Remastersys, Kit Kustomisasi Ubuntu, Rekonstruktor, Pembangun,</text:span> <text:span text:style-name="T8">ulc-livecd-editor</text:span> dan <text:span text:style-name="T11">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23"/>
      <text:p text:style-name="P11">A.5 Xubuntu</text:p>
      <text:p text:style-name="P23"><text:soft-page-break/>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21"><text:span text:style-name="T6"><text:tab/>Xubuntu</text:span> adalah sebuah distribusi Linux dan varian resmi yang berbasiskan Ubuntu yang menggunakan lingkungan <text:span text:style-name="T8">desktop Xfce.</text:span> Xubuntu ditujukan untuk pengguna yang menggunakan komputer dengan kinerja rendah atau mereka yang mencari lingkungan meja yang lebih efisien pada komputer dengan kinerja tinggi. Sebagai <text:span text:style-name="T39">official derivative Ubuntu</text:span> yang menggunakan desktop <text:span text:style-name="T8">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8">environment Xfce </text:span>yang digunakan Xubuntu hanya merangkum aplikasi-aplikasi primer dari GNOME dan menyisihkan sebagian fungsi dan aplikasi yang kurang diperlukan atau yang memberatkan sistem.</text:p>
      <text:p text:style-name="P21">Contoh cara penghematan daya komputasi yang dilakukan Xubuntu adalah dengan mengganti aplikasi pengolah kata <text:span text:style-name="T8">OpenOffice.org</text:span> writer dengan <text:span text:style-name="T8">Abiword </text:span>yang lebih ringan, atau meniadakan aplikasi <text:span text:style-name="T8">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21"/>
      <text:p text:style-name="P11">A.6 <text:span text:style-name="T36">Desktop Environment</text:span></text:p>
      <text:p text:style-name="P21"><text:soft-page-break/><text:tab/>Pada komputer, sebuah <text:span text:style-name="T1">lingkungan desktop</text:span> (bahasa Inggris: <text:span text:style-name="T7">desktop environment</text:span> (DE)) umumnya merujuk ke gaya grafis antarmuka pengguna (GUI=<text:span text:style-name="T7">Graphical User Interface</text:span>) yang mememperlihatkan kiasan desktop di layar komputer modern. Lingkungan desktop adalah alternatif yang paling populer sebagai pengganti antarmuka baris perintah (<text:span text:style-name="T7">command line interface</text:span>) (CLI) yang saat ini umumnya digunakan terbatas oleh para pakar komputer. </text:p>
      <text:p text:style-name="P21">Sebuah lingkungan desktop biasanya terdiri dari ikon, sistem jendela (<text:span text:style-name="T7">window</text:span>), bilah alat (<text:span text:style-name="T7">toolbar</text:span>), map (<text:span text:style-name="T7">folder</text:span>), latar belakang (wallpaper), dan gawit layartama (<text:span text:style-name="T7">desktop widgets</text:span>). </text:p>
      <text:p text:style-name="P1"/>
      <text:p text:style-name="P11">A.7 <text:s/><text:span text:style-name="T37">Xfce</text:span></text:p>
      <text:p text:style-name="P21"><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21"><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21"><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21"><text:tab/>Xfce berbasis perangkat bantu GTK+ 2 (sama seperti GNOME). Ia menggunakan window manager Xfwm, yang dijelaskan di bawah ini. <text:soft-page-break/>Konfigurasinya sepenuhnya digerakkan melalui tetikus (mouse), dan file-file konfigurasi disembunyikan dari pengguna biasa.</text:p>
      <text:p text:style-name="P21"><text:tab/>Xfce mula-mula mirip dengan CDE yang komersial, tetapi dengan pengembangan setiap versi barunya menjadi semakin berbeda. <text:span text:style-name="T34">Olivier Fourdan memulai proyek ini pada tahun 1996. Nama "</text:span><text:span text:style-name="T9">Xfce"</text:span><text:span text:style-name="T34"> awalnya singkatan dari </text:span><text:span text:style-name="T9">"XForms Common Environment"</text:span><text:span text:style-name="T34"> (lingkungan desktop umum berbasis perangkat bantu Xform), tetapi kini Xfce telah ditulis ulang dua kali dan tidak lagi menggunakan perangkat bantu tersebut. Namanya tetap dipakai, namun tidak lagi dengan huruf kapital </text:span><text:span text:style-name="T9">"XFCE",</text:span><text:span text:style-name="T34"> tetapi sebagai </text:span><text:span text:style-name="T9">"Xfce"</text:span><text:span text:style-name="T34">. Para pengembangnya menyatakan bahwa nama tersebut bukanlah singkatan.</text:span></text:p>
      <text:p text:style-name="P20"/>
      <text:p text:style-name="P9">B. Penelitian Sebelumnya</text:p>
      <text:p text:style-name="P16"><text:tab/>Mengidentifikasi metode yang pernah dilakukan atau pun penelitian yang mengembangkan penelitian sebelumnya, mengetahui orang lain yang memiliki spesialisasi serta penelitian sebelumnya. Beberapa literature review tersebut antara lain :</text:p>
      <text:list xml:id="list1941733388674565252" text:style-name="L1">
        <text:list-item>
          <text:list>
            <text:list-item>
              <text:p text:style-name="P17"><text:span text:style-name="T25">Penelitian Yang Dilakukan Oleh Tommi Albert Surbakti</text:span><text:span text:style-name="T27"> Dari </text:span><text:a xlink:type="simple" xlink:href="http://elib.unikom.ac.id/gdl.php?mod=browse&amp;node=0" text:style-name="Internet_20_link" text:visited-style-name="Visited_20_Internet_20_Link"><text:span text:style-name="T29">S1-Final Project</text:span></text:a><text:span text:style-name="T27"> <text:s/></text:span><text:span text:style-name="T28">Unikom Bandung</text:span><text:span text:style-name="T25"> </text:span><text:span text:style-name="T27">Yang Berjudul </text:span><text:span text:style-name="T30">“</text:span><text:span text:style-name="T31">remastering Sistem Operasi Berbasis Linux”. </text:span><text:span text:style-name="T25">Linux Mulai Banyak Digunakan Oleh Masyarakat Baik Oleh Pengembang Perangkat Lunak (developer) Ataupun Pengguna Biasa. Kebutuhan Akan Sistem Operasi Linux Yang Mudah Untuk Digunakan Dan Memiliki Antarmuka Yang User Friendly Mendorong Banyak Orang Melakukan Remastering Linux, Remastering Adalah Proses Mengubah Linux Dari Versi Linux Yang Sudah Ada, Baik Menambah Maupun Menguran</text:span><text:span text:style-name="T16">gi Aplikasi. </text:span></text:p>
            </text:list-item>
            <text:list-item>
              <text:p text:style-name="P18"><text:span text:style-name="T22">Penelitian Yang Dilakukan </text:span><text:span text:style-name="T23">Oleh Rahmat Purwoko, </text:span><text:span text:style-name="T24">Rancang Bangun Distro Linux Server Monitoring</text:span><text:span text:style-name="T23"> pada </text:span><text:span text:style-name="T24">Sistem Monitoring photovoltaic</text:span><text:span text:style-name="T23">. Photovoltaic merupakan salah satu Renewable Energy yang mulai </text:span><text:soft-page-break/><text:span text:style-name="T23">diteliti pemanfaatannya. Sistem monitoring untuk photovoltaic di Universitas Indonesia secara realtime sudah diteliti sebelumnya. System tersebut dibuat dengan platform system operasi komersial dan system komunikasi yang digunakan adalah system serial (RS232). Agar monitoring dapat diakses dari jaringan baik local maupun internet, maka perlu dibuat aplikasi sistem monitoring yang berbasis web. Rancang bangun Distro Linux server monitoring ini dimaksudkan untuk mempermudah monitoring pada photovoltaic. Aplikasi monitoring berbasis web yang dirancang menggunakan software-software Open Source serta dikemas dalam suatu distro Linux server. Dengan lisensi </text:span><text:span text:style-name="T24">GPL (GNU Public License),</text:span><text:span text:style-name="T23"> diharapkan distro ini dapat digunakan pada instalasi sisem photovoltaic tanpa harus mengunakan banyak biaya.</text:span></text:p>
            </text:list-item>
            <text:list-item>
              <text:p text:style-name="P17"><text:span text:style-name="T26">Yudhistira, Ferico (2016) </text:span><text:span text:style-name="Emphasis"><text:span text:style-name="T32">Remaster Distro Linux Ubuntu 10.04 Lts</text:span></text:span><text:span text:style-name="Emphasis"><text:span text:style-name="T26"> Menggunakan </text:span></text:span><text:span text:style-name="Emphasis"><text:span text:style-name="T32">Remastersys</text:span></text:span><text:span text:style-name="Emphasis"><text:span text:style-name="T26">.</text:span></text:span><text:span text:style-name="T26"> Other Thesis, University of Muhammadiyah Malang. Linux mulai banyak digunakan oleh masyarakat baik oleh pengembang perangkat lunak (developer) ataupun pengguna biasa. Kebutuhan akan sistem operasi linux yang mudah untuk digunakan dan memiliki antarmuka yang user friendly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software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download source code, instalasi sistem operasi, proses modifikasi (remastering) dan mengubah hasil remastering menjadi file ISO </text:span><text:soft-page-break/><text:span text:style-name="T26">sehingga bisa di install. Dengan adanya distro hasil remastering ini, penulis berharap semakin banyak pengguna yang menggunakan Linux sehingga dapat menghindari pembajakan software.</text:span></text:p>
            </text:list-item>
            <text:list-item>
              <text:p text:style-name="P17"><text:span text:style-name="T26">Hapsari, Faradillah (2012) </text:span><text:span text:style-name="Emphasis"><text:span text:style-name="T32">RANCANG BANGUN DISTRO LINUX UNTUK PENDIDIKAN ANAK-ANAK USIA DINI (4-5 TAHUN)</text:span></text:span><text:span text:style-name="Emphasis"><text:span text:style-name="T26"> (Studi Kasus di TK ABA IV Lawang).</text:span></text:span><text:span text:style-name="T26"> Other thesis, University of Muhammadiyah Malang. </text:span><text:span text:style-name="T17">Linux Distro adalah proyek yang bertujuan untuk mengelola koleksi perangkat lunak berbasis linux dan memfasilitasi instalasi dari sistem operasi Linux. Linux adalah sebuah </text:span><text:span text:style-name="T18">opensource,</text:span><text:span text:style-name="T17"> sehingga akan lebih mudah dikembangkan sesuai kebutuhan pengembang mereka. Salah satu metode pengembangan Linux Distro yang sering digunakan adalah metode Remaster. Remaster tidak membuat Linux Distro dari nol, tetapi membongkar dan mengubah sistem file disediakan oleh master penginstal yang ada dalam file ISO. Linux installer master yang akan dikuasai ulang adalah host linux distro, sehingga kernel menyediakan distro linux dari remaster juga sesuai versi Kernel yang dibuat di distro linux host-nya. Pada tugas akhir ini dibuat sistem operasi Linux berbasis distro Linux versi Ubuntu 10.10 sebagai distro linux host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Fase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list-item>
            <text:list-item>
              <text:p text:style-name="P17">Laru Saji Asmara, <text:span text:style-name="T8">Pembuatan Distro Linux Linarta (linux Surakarta)</text:span> Sebagai Upaya Peningkatan Ketertarikan Masyarakat Surakarta Pada <text:soft-page-break/>Sistem Operasi Linux <text:span text:style-name="T38">Dari Tugas Akhir Universitas Muhammadiyah Surakarta. Penelitian ini dilakukan dengan tahapan tahapan seperti pemilihan distro linux, pengumpulan peralatan pendukung, pengumpulan konten kota surakarta, proses remastering, pembuatan file .iso, pengujian file .iso yang baru pada pc/laptop, analisa file .iso , dan pembagian CD linarta dan kuisioner pada responden. <text:s/>Selain itu dilakukan juga editing terhadap tampilan background standard, tampilan usplash, tampilan booting, dan backround pada progress bar atau loading screen. Tahapan tersebut harus terpenuhi sebagai syarat terbentuknya distro baru sesuai keinginan kita.</text:span></text:p>
            </text:list-item>
          </text:list>
        </text:list-item>
      </text:list>
      <text:p text:style-name="P19"/>
      <text:p text:style-name="P1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9">C. Kerangka Berpikir</text:p>
      <table:table table:name="Table1" table:style-name="Table1">
        <table:table-column table:style-name="Table1.A"/>
        <table:table-row>
          <table:table-cell table:style-name="Table1.A1" office:value-type="string">
            <text:p text:style-name="P16">Permasalahan :</text:p>
            <text:list xml:id="list7414529323588481815" text:style-name="L5">
              <text:list-item>
                <text:p text:style-name="P13">Banyak mahasiswa yang belum mengenal sistem operasi atau program yang berbasis open source.</text:p>
              </text:list-item>
              <text:list-item>
                <text:p text:style-name="P13"><draw:custom-shape text:anchor-type="paragraph" draw:z-index="0" draw:name="Shape1" draw:style-name="gr1" draw:text-style-name="P24" svg:width="1.9cm" svg:height="1.805cm" draw:transform="rotate (-1.57498511699968) translate (8.02745833333333cm 1.165930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asih banya mahasiswa yang kesulitan untuk menginstall program di sistem operasi berbasis open source</text:p>
              </text:list-item>
            </text:list>
          </table:table-cell>
        </table:table-row>
      </table:table>
      <text:p text:style-name="P9"/>
      <table:table table:name="Table2" table:style-name="Table2">
        <table:table-column table:style-name="Table2.A"/>
        <table:table-row>
          <table:table-cell table:style-name="Table2.A1" office:value-type="string">
            <text:p text:style-name="P16">Teori :</text:p>
            <text:list xml:id="list1266333967418945723" text:style-name="L6">
              <text:list-item>
                <text:p text:style-name="P14">Linux adalah sistem operasi berbasis open source yang di atas nya juga membawa program yang berbasis open source yang dapat dimangfaatkan mahasiswa untuk membantu kebutuhan di dunia komputer.</text:p>
              </text:list-item>
              <text:list-item>
                <text:p text:style-name="P14"><draw:custom-shape text:anchor-type="paragraph" draw:z-index="1" draw:name="Shape1" draw:style-name="gr1" draw:text-style-name="P24" svg:width="1.9cm" svg:height="1.805cm" draw:transform="rotate (-1.57498511699968) translate (7.97983333333333cm 1.96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Remaster adalah sebuah teknik untuk melakukan modifikasi pada sistem operasi berbasis linux. Modifikasi dapat dilakukan untuk melakukan perubahan program standar yang ada di dalam sistem operasi.</text:p>
              </text:list-item>
            </text:list>
          </table:table-cell>
        </table:table-row>
      </table:table>
      <text:p text:style-name="P8"/>
      <table:table table:name="Table3" table:style-name="Table3">
        <table:table-column table:style-name="Table3.A"/>
        <table:table-row>
          <table:table-cell table:style-name="Table3.A1" office:value-type="string">
            <text:p text:style-name="P16">Solusi :</text:p>
            <text:list xml:id="list4920219178446758112" text:style-name="L7">
              <text:list-item>
                <text:p text:style-name="P15">Mahasiswa dapat memanfaatkan sistem operasi berbasis linux untuk kebutuhan mahasiswa.</text:p>
              </text:list-item>
              <text:list-item>
                <text:p text:style-name="P15">Dengan teknik remaster sistem berbasis linux dapat di modifikasi sesuai dengan sistem yang dibutuhkan. Serta di sesuaikan program-program <text:soft-page-break/>yang terinstall didalam nya agar lebih mudah dalam penggunaan nya.</text:p>
              </text:list-item>
            </text:list>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5-24T14:14:48.256238553</dc:date>
    <meta:editing-duration>PT5M57S</meta:editing-duration>
    <meta:editing-cycles>2</meta:editing-cycles>
    <meta:generator>LibreOffice/5.1.6.2$Linux_x86 LibreOffice_project/10m0$Build-2</meta:generator>
    <meta:document-statistic meta:table-count="3" meta:image-count="0" meta:object-count="0" meta:page-count="16" meta:paragraph-count="57" meta:word-count="3386" meta:character-count="25323" meta:non-whitespace-character-count="21964"/>
  </office:meta>
</office:document-meta>
</file>